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9"/>
    <style:style style:name="P2" style:family="paragraph" style:parent-style-name="List_20_Paragraph" style:list-style-name="WWNum10"/>
    <style:style style:name="P3" style:family="paragraph" style:parent-style-name="List_20_Paragraph" style:list-style-name="WWNum11"/>
    <style:style style:name="P4" style:family="paragraph" style:parent-style-name="List_20_Paragraph" style:list-style-name="WWNum12"/>
    <style:style style:name="P5" style:family="paragraph" style:parent-style-name="List_20_Paragraph" style:list-style-name="WWNum9">
      <style:text-properties officeooo:rsid="001c5765" officeooo:paragraph-rsid="001c5765"/>
    </style:style>
    <style:style style:name="P6" style:family="paragraph" style:parent-style-name="List_20_Paragraph" style:list-style-name="WWNum9">
      <style:text-properties fo:background-color="#ffff00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language="es" fo:country="VE"/>
    </style:style>
    <style:style style:name="T2" style:family="text">
      <style:text-properties officeooo:rsid="001d8a58"/>
    </style:style>
    <style:style style:name="T3" style:family="text">
      <style:text-properties fo:background-color="#ff0000" loext:char-shading-value="0"/>
    </style:style>
    <style:style style:name="T4" style:family="text">
      <style:text-properties officeooo:rsid="001d8a58" fo:background-color="#ff0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DUDAS:</text:span></text:p>
      <text:list xml:id="list4042432598816917217" text:style-name="WWNum9">
        <text:list-item>
          <text:p text:style-name="P1">Cómo modelar los seguros de los dependientes.</text:p>
        </text:list-item>
        <text:list-item>
          <text:p text:style-name="P5">Clave débil de dependiente. Por ahora es nombre completo.</text:p>
        </text:list-item>
        <text:list-item>
          <text:p text:style-name="P1">Sueldo depende de tipo de empleado(vendedor o administrativo)</text:p>
        </text:list-item>
        <text:list-item>
          <text:p text:style-name="P1">Turnos de sábados. Por ahora ponemos atributo remuneración.</text:p>
        </text:list-item>
        <text:list-item>
          <text:p text:style-name="P1">Nro inventario es clave.</text:p>
        </text:list-item>
        <text:list-item>
          <text:p text:style-name="P6">Producto-proveedor <text:s/>ó producto-orden y orden-proveedor.</text:p>
        </text:list-item>
        <text:list-item>
          <text:p text:style-name="P6">Preguntar si vendedor-producto-cliente ó cliente-producto/producto-vendedor . Recordar atributos.</text:p>
        </text:list-item>
        <text:list-item>
          <text:p text:style-name="P6">Colocamos relación Trueca ó colocamos dos relaciones vende y cambia</text:p>
        </text:list-item>
        <text:list-item>
          <text:p text:style-name="P6">Preguntar si vendedor-usado-cliente ú otra forma.</text:p>
        </text:list-item>
        <text:list-item>
          <text:p text:style-name="P1"><text:span text:style-name="T3">Preguntar si también hay cantidad de productos </text:span><text:span text:style-name="T4">usados</text:span></text:p>
        </text:list-item>
        <text:list-item>
          <text:p text:style-name="P1">Ventas de cada vendedor incluyen trueques y pedidos?</text:p>
        </text:list-item>
      </text:list>
      <text:p text:style-name="Standard">Mejoras:</text:p>
      <text:list xml:id="list5001154327728597152" text:style-name="WWNum10">
        <text:list-item>
          <text:p text:style-name="P2">Unir todo para que se puedan mover juntos.</text:p>
        </text:list-item>
      </text:list>
      <text:p text:style-name="Standard">Cosas que hacer:</text:p>
      <text:list xml:id="list4651760109491406392" text:style-name="WWNum11">
        <text:list-item>
          <text:p text:style-name="P3">Responder al hilo de pablo<text:bookmark text:name="_GoBack"/> agradeciéndole la 3.</text:p>
        </text:list-item>
      </text:list>
      <text:p text:style-name="Standard">Restricciones explícitas:</text:p>
      <text:list xml:id="list2576957291724863502" text:style-name="WWNum12">
        <text:list-item>
          <text:p text:style-name="P4">Para todo e1,e2,empleados el sueldo igual implica mismo cargo y viceversa.</text:p>
        </text:list-item>
        <text:list-item>
          <text:p text:style-name="P4">Un vendedor no puede trabajar en dos turnos distintos en la seman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V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es" fo:country="V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0835in" loext:contextual-spacing="false" fo:line-height="150%" fo:text-align="justify" style:justify-single-word="false" fo:orphans="2" fo:widows="2" fo:text-indent="0.4925in" style:auto-text-indent="false" style:writing-mode="lr-tb">
        <style:tab-stops>
          <style:tab-stop style:position="3.611in"/>
        </style:tab-stops>
      </style:paragraph-properties>
      <style:text-properties fo:font-size="12pt" fo:language="en" fo:country="US" style:font-size-asian="12pt" style:language-asian="es" style:country-asian="ES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tyle-complex="italic"/>
    </style:style>
    <style:style style:name="Títulos_20_principales" style:display-name="Títulos principales" style:family="paragraph" style:parent-style-name="Standard" style:default-outline-level="">
      <style:paragraph-properties fo:margin-left="0in" fo:margin-right="0in" fo:text-align="center" style:justify-single-word="false" fo:text-indent="0in" style:auto-text-indent="false"/>
      <style:text-properties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Subtitulo_20_cap1" style:display-name="Subtitulo cap1" style:family="paragraph" style:parent-style-name="Standard" style:default-outline-level="">
      <style:text-properties fo:font-size="13pt" fo:font-weight="bold" style:font-name-asian="Times New Roman" style:font-family-asian="'Times New Roman'" style:font-family-generic-asian="system" style:font-pitch-asian="variable" style:font-size-asian="13pt" style:font-weight-asian="bold" style:font-name-complex="Arial" style:font-family-complex="Arial" style:font-family-generic-complex="system" style:font-pitch-complex="variable" style:font-size-complex="12pt"/>
    </style:style>
    <style:style style:name="sub_20_de_20_subtitulo_20_cap1" style:display-name="sub de subtitulo cap1" style:family="paragraph" style:parent-style-name="Subtitulo_20_cap1" style:default-outline-level="">
      <style:paragraph-properties>
        <style:tab-stops/>
      </style:paragraph-properties>
      <style:text-properties fo:font-size="12pt" style:font-size-asian="12pt"/>
    </style:style>
    <style:style style:name="Subtitulo_20_cap_20_2" style:display-name="Subtitulo cap 2" style:family="paragraph" style:parent-style-name="Standard" style:default-outline-level="">
      <style:text-properties fo:font-size="13pt" fo:font-weight="bold" style:font-name-asian="Times New Roman" style:font-family-asian="'Times New Roman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/>
    </style:style>
    <style:style style:name="Subtitulos_20_cap_20_3" style:display-name="Subtitulos cap 3" style:family="paragraph" style:parent-style-name="Standard" style:default-outline-level="">
      <style:text-properties fo:font-size="13pt" fo:font-weight="bold" style:font-name-asian="Times New Roman" style:font-family-asian="'Times New Roman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/>
    </style:style>
    <style:style style:name="Sub_20_sub_20_cap2" style:display-name="Sub sub cap2" style:family="paragraph" style:parent-style-name="Standard" style:default-outline-level="">
      <style:paragraph-properties>
        <style:tab-stops>
          <style:tab-stop style:position="0in"/>
        </style:tab-stops>
      </style:paragraph-properties>
      <style:text-properties fo:font-size="13pt" fo:font-weight="bold" style:font-name-asian="Times New Roman" style:font-family-asian="'Times New Roman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/>
    </style:style>
    <style:style style:name="Para_20_bibliografia" style:display-name="Para bibliografia" style:family="paragraph" style:parent-style-name="Standard" style:default-outline-level="">
      <style:paragraph-properties fo:margin-left="0.4925in" fo:margin-right="0in" fo:text-indent="-0.4925in" style:auto-text-indent="false"/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Citas_20__2b_40palabras" style:display-name="Citas +40palabras" style:family="paragraph" style:parent-style-name="Standard" style:default-outline-level="">
      <style:paragraph-properties fo:margin-left="0.4925in" fo:margin-right="0in" fo:text-indent="0in" style:auto-text-indent="false"/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f81bd" fo:font-size="9pt" fo:font-weight="bold" style:font-name-asian="Times New Roman" style:font-family-asian="'Times New Roman'" style:font-family-generic-asian="system" style:font-pitch-asian="variable" style:font-size-asian="9pt" style:font-weight-asian="bold" style:font-name-complex="Times New Roman" style:font-family-complex="'Times New Roman'" style:font-family-generic-complex="system" style:font-pitch-complex="variable" style:font-size-complex="9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>
        <style:tab-stops/>
      </style:paragraph-properties>
      <style:text-properties fo:font-size="11pt" fo:language="es" fo:country="VE" style:font-size-asian="11pt" style:language-asian="en" style:country-asian="US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language="en" fo:country="US" fo:font-weight="bold" style:font-name-asian="F" style:font-family-generic-asian="system" style:font-pitch-asian="variable" style:font-size-asian="14pt" style:language-asian="es" style:country-asian="ES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language="en" fo:country="US" fo:font-weight="bold" style:font-name-asian="F" style:font-family-generic-asian="system" style:font-pitch-asian="variable" style:font-size-asian="13pt" style:language-asian="es" style:country-asian="ES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size="12pt" fo:language="en" fo:country="US" fo:font-weight="bold" style:font-name-asian="F" style:font-family-generic-asian="system" style:font-pitch-asian="variable" style:font-size-asian="12pt" style:language-asian="es" style:country-asian="ES" style:font-weight-asian="bold" style:font-name-complex="F" style:font-family-generic-complex="system" style:font-pitch-complex="variable" style:font-size-complex="10pt" style:font-weight-complex="bold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2pt" fo:language="en" fo:country="US" fo:font-style="italic" style:font-name-asian="F" style:font-family-generic-asian="system" style:font-pitch-asian="variable" style:font-size-asian="12pt" style:language-asian="es" style:country-asian="ES" style:font-style-asian="italic" style:font-name-complex="F" style:font-family-generic-complex="system" style:font-pitch-complex="variable" style:font-size-complex="10pt" style:font-style-complex="italic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language="en" fo:country="US" fo:font-style="italic" style:font-name-asian="F" style:font-family-generic-asian="system" style:font-pitch-asian="variable" style:font-size-asian="10pt" style:language-asian="es" style:country-asian="ES" style:font-style-asian="italic" style:font-name-complex="F" style:font-family-generic-complex="system" style:font-pitch-complex="variable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fo:language="en" fo:country="US" style:letter-kerning="true" style:font-name-asian="F" style:font-family-generic-asian="system" style:font-pitch-asian="variable" style:font-size-asian="26pt" style:language-asian="es" style:country-asian="ES" style:font-name-complex="F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I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I.2." style:num-format="1">
        <style:list-level-properties text:list-level-position-and-space-mode="label-alignment">
          <style:list-level-label-alignment text:label-followed-by="listtab" fo:text-indent="-0.25in" fo:margin-left="3.6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4.1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5.6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7.1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III." style:num-format="1">
        <style:list-level-properties text:list-level-position-and-space-mode="label-alignment" fo:text-align="center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II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prefix="I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I.2." style:num-format="1">
        <style:list-level-properties text:list-level-position-and-space-mode="label-alignment">
          <style:list-level-label-alignment text:label-followed-by="listtab" fo:text-indent="-0.25in" fo:margin-left="3.6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4.1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5.6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7.1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prefix="III." style:num-format="1">
        <style:list-level-properties text:list-level-position-and-space-mode="label-alignment" fo:text-align="center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prefix="II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belR</meta:initial-creator>
    <meta:editing-cycles>17</meta:editing-cycles>
    <meta:creation-date>2015-05-03T23:00:00</meta:creation-date>
    <dc:date>2015-05-04T09:03:13.044330096</dc:date>
    <meta:editing-duration>PT19M13S</meta:editing-duration>
    <meta:generator>LibreOffice/4.3.6.2$Linux_x86 LibreOffice_project/d50a87b2e514536ed401c18000dad4660b6a169e</meta:generator>
    <meta:document-statistic meta:table-count="0" meta:image-count="0" meta:object-count="0" meta:page-count="1" meta:paragraph-count="19" meta:word-count="142" meta:character-count="936" meta:non-whitespace-character-count="8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